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9000001FE19FE31A1851DBE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Purisa" svg:font-family="Purisa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gr2" style:family="graphic" style:parent-style-name="standard" style:list-style-name="L1">
      <style:graphic-properties draw:stroke="none" svg:stroke-color="#000000" draw:fill="none" draw:fill-color="#ffffff" draw:textarea-vertical-align="top" fo:min-height="1.161cm" draw:shadow="visible" draw:shadow-offset-x="0cm" draw:shadow-offset-y="1.058cm" draw:shadow-opacity="19%"/>
      <style:paragraph-properties style:writing-mode="lr-tb"/>
    </style:style>
    <style:style style:name="P1" style:family="paragraph">
      <loext:graphic-properties draw:fill="bitmap" draw:fill-image-name="Bitmap_20_1" style:repeat="stretch"/>
      <style:paragraph-properties fo:text-align="center"/>
      <style:text-properties fo:background-color="#ff0000"/>
    </style:style>
    <style:style style:name="P2" style:family="paragraph">
      <style:paragraph-properties fo:margin-left="0cm" fo:margin-right="0cm" fo:margin-top="3.099cm" fo:margin-bottom="0cm" fo:line-height="100%" fo:text-align="justify" fo:text-indent="0cm"/>
      <style:text-properties fo:font-variant="normal" fo:text-transform="none" fo:color="#ffdbb6" style:text-outline="false" style:text-line-through-style="none" style:text-line-through-type="none" style:font-name="Purisa" fo:font-size="20pt" fo:letter-spacing="0.176cm" fo:font-style="italic" fo:text-shadow="1pt 1pt" style:text-underline-style="solid" style:text-underline-width="auto" style:text-underline-color="font-color" fo:font-weight="bold" style:letter-kerning="true" fo:background-color="#1c1c1c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3.099cm" fo:margin-bottom="0cm" fo:line-height="100%" fo:text-align="justify" fo:text-indent="0cm"/>
      <style:text-properties fo:font-variant="normal" fo:text-transform="none" fo:color="#ffdbb6" style:text-outline="false" style:text-line-through-style="none" style:text-line-through-type="none" style:font-name="Purisa" fo:font-size="20pt" fo:letter-spacing="0.176cm" fo:font-style="italic" fo:text-shadow="1pt 1pt" style:text-underline-style="solid" style:text-underline-width="auto" style:text-underline-color="font-color" fo:font-weight="bold" style:letter-kerning="true" fo:background-color="#1c1c1c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 JOSS AUTO" draw:style-name="dp1" draw:master-page-name="Default">
        <draw:path draw:style-name="gr1" draw:text-style-name="P1" draw:layer="layout" svg:width="14.528cm" svg:height="8.483cm" svg:x="1.559cm" svg:y="12.278cm" svg:viewBox="0 0 14529 8484" svg:d="M0 8484c0-2828 0-5656 0-8484 4843 0 9686 0 14529 0 0 2828 0 5656 0 8484-4843 0-9686 0-14529 0z">
          <text:p/>
        </draw:path>
        <draw:frame draw:style-name="gr2" draw:text-style-name="P3" draw:layer="layout" svg:width="13.564cm" svg:height="1.411cm" svg:x="2.626cm" svg:y="18.628cm">
          <draw:text-box>
            <text:p text:style-name="P2">JOSS AUTO $CAR HI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Purisa" svg:font-family="Purisa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3C9000001FE19FE31A1851DB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8T10:11:27.903816002</dc:date>
    <meta:editing-duration>PT8M8S</meta:editing-duration>
    <meta:editing-cycles>1</meta:editing-cycles>
    <meta:generator>LibreOffice/6.4.7.2$Linux_X86_64 LibreOffice_project/40$Build-2</meta:generator>
    <meta:document-statistic meta:object-count="2"/>
  </office:meta>
</office:document-meta>
</file>